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4.505cm" svg:y="0.074cm">
            <draw:object draw:notify-on-update-of-ranges="Лист1.A1:Лист1.A1 Лист1.A2:Лист1.A7 Лист1.B1:Лист1.B1 Лист1.B2:Лист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4.7cm" svg:y="8.618cm">
            <draw:object draw:notify-on-update-of-ranges="Лист1.A22:Лист1.A22 Лист1.A23:Лист1.A28 Лист1.B22:Лист1.B22 Лист1.B23:Лист1.B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/>
          <table:table-cell table:style-name="ce1" office:value-type="string">
            <text:p>Quants</text:p>
          </table:table-cell>
        </table:table-row>
        <table:table-row table:style-name="ro2">
          <table:table-cell table:style-name="ce1" office:value-type="string">
            <text:p>O0</text:p>
          </table:table-cell>
          <table:table-cell office:value-type="float" office:value="1762">
            <text:p>1762</text:p>
          </table:table-cell>
        </table:table-row>
        <table:table-row table:style-name="ro2">
          <table:table-cell table:style-name="ce1" office:value-type="string">
            <text:p>O1</text:p>
          </table:table-cell>
          <table:table-cell office:value-type="float" office:value="1610">
            <text:p>1610</text:p>
          </table:table-cell>
        </table:table-row>
        <table:table-row table:style-name="ro2">
          <table:table-cell table:style-name="ce1" office:value-type="string">
            <text:p>O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table:style-name="ce1" office:value-type="string">
            <text:p>O3</text:p>
          </table:table-cell>
          <table:table-cell office:value-type="float" office:value="1662">
            <text:p>1662</text:p>
          </table:table-cell>
        </table:table-row>
        <table:table-row table:style-name="ro2">
          <table:table-cell table:style-name="ce1" office:value-type="string">
            <text:p>Os</text:p>
          </table:table-cell>
          <table:table-cell office:value-type="float" office:value="1692">
            <text:p>1692</text:p>
          </table:table-cell>
        </table:table-row>
        <table:table-row table:style-name="ro2">
          <table:table-cell table:style-name="ce1" office:value-type="string">
            <text:p>Ofast</text:p>
          </table:table-cell>
          <table:table-cell office:value-type="float" office:value="1696">
            <text:p>1696</text:p>
          </table:table-cell>
        </table:table-row>
        <table:table-row table:style-name="ro2" table:number-rows-repeated="14">
          <table:table-cell table:number-columns-repeated="2"/>
        </table:table-row>
        <table:table-row table:style-name="ro2">
          <table:table-cell/>
          <table:table-cell table:style-name="ce1" office:value-type="string">
            <text:p>Bin. Size (B)</text:p>
          </table:table-cell>
        </table:table-row>
        <table:table-row table:style-name="ro2">
          <table:table-cell table:style-name="ce1" office:value-type="string">
            <text:p>O0</text:p>
          </table:table-cell>
          <table:table-cell office:value-type="float" office:value="6490">
            <text:p>6490</text:p>
          </table:table-cell>
        </table:table-row>
        <table:table-row table:style-name="ro2">
          <table:table-cell table:style-name="ce1" office:value-type="string">
            <text:p>O1</text:p>
          </table:table-cell>
          <table:table-cell office:value-type="float" office:value="6610">
            <text:p>6610</text:p>
          </table:table-cell>
        </table:table-row>
        <table:table-row table:style-name="ro2">
          <table:table-cell table:style-name="ce1" office:value-type="string">
            <text:p>O2</text:p>
          </table:table-cell>
          <table:table-cell office:value-type="float" office:value="6662">
            <text:p>6662</text:p>
          </table:table-cell>
        </table:table-row>
        <table:table-row table:style-name="ro2">
          <table:table-cell table:style-name="ce1" office:value-type="string">
            <text:p>O3</text:p>
          </table:table-cell>
          <table:table-cell office:value-type="float" office:value="6662">
            <text:p>6662</text:p>
          </table:table-cell>
        </table:table-row>
        <table:table-row table:style-name="ro2">
          <table:table-cell table:style-name="ce1" office:value-type="string">
            <text:p>Os</text:p>
          </table:table-cell>
          <table:table-cell office:value-type="float" office:value="6362">
            <text:p>6362</text:p>
          </table:table-cell>
        </table:table-row>
        <table:table-row table:style-name="ro2">
          <table:table-cell table:style-name="ce1" office:value-type="string">
            <text:p>Ofast</text:p>
          </table:table-cell>
          <table:table-cell office:value-type="float" office:value="9370">
            <text:p>9370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0:48:54</meta:creation-date>
    <dc:date>2014-10-13T13:45:09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01cm" style:legend-expansion="high" chart:style-name="ch2"/>
        <chart:plot-area chart:style-name="ch3" table:cell-range-address="Лист1.A1:Лист1.B7" chart:data-source-has-labels="both" svg:x="1.019cm" svg:y="0.802cm" svg:width="12.721cm" svg:height="7.542cm">
          <chartooo:coordinate-region svg:x="2.011cm" svg:y="1.001cm" svg:width="11.729cm" svg:height="6.696cm"/>
          <chart:axis chart:dimension="x" chart:name="primary-x" chart:style-name="ch4" chartooo:axis-type="auto">
            <chartooo:date-scale/>
            <chart:categories table:cell-range-address="Лист1.A2:Лист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7" chart:label-cell-address="Лист1.B1:Лист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s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Лист1.A2:Лист1.A7</svg:desc>
                </draw:g>
              </table:table-cell>
              <table:table-cell office:value-type="float" office:value="1762">
                <text:p>1762</text:p>
                <draw:g>
                  <svg:desc>Лист1.B2:Лист1.B7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1696">
                <text:p>1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4.201cm" style:legend-expansion="high" chart:style-name="ch2"/>
        <chart:plot-area chart:style-name="ch3" table:cell-range-address="Лист1.A22:Лист1.B28" chart:data-source-has-labels="both" svg:x="0.77cm" svg:y="0.855cm" svg:width="11.877cm" svg:height="7.545cm">
          <chartooo:coordinate-region svg:x="1.947cm" svg:y="1.054cm" svg:width="10.7cm" svg:height="6.699cm"/>
          <chart:axis chart:dimension="x" chart:name="primary-x" chart:style-name="ch4" chartooo:axis-type="auto">
            <chartooo:date-scale/>
            <chart:categories table:cell-range-address="Лист1.A23:Лист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3:Лист1.B28" chart:label-cell-address="Лист1.B22:Лист1.B2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. Size (B)</text:p>
                <draw:g>
                  <svg:desc>Лист1.B22:Лист1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</text:p>
                <draw:g>
                  <svg:desc>Лист1.A23:Лист1.A28</svg:desc>
                </draw:g>
              </table:table-cell>
              <table:table-cell office:value-type="float" office:value="6490">
                <text:p>6490</text:p>
                <draw:g>
                  <svg:desc>Лист1.B23:Лист1.B28</svg:desc>
                </draw:g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662">
                <text:p>6662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9370">
                <text:p>93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